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3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551cm" fo:min-width="7.8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9" style:family="graphic" style:parent-style-name="standard">
      <style:graphic-properties draw:stroke="none" svg:stroke-color="#000000" draw:fill="none" draw:fill-color="#ffffff" fo:min-height="2.15cm"/>
    </style:style>
    <style:style style:name="gr10" style:family="graphic" style:parent-style-name="standard">
      <style:graphic-properties draw:textarea-horizontal-align="justify" draw:textarea-vertical-align="middle" draw:auto-grow-height="false" fo:min-height="1.876cm" fo:min-width="3.2cm"/>
    </style:style>
    <style:style style:name="gr11" style:family="graphic" style:parent-style-name="standard">
      <style:graphic-properties draw:textarea-horizontal-align="justify" draw:textarea-vertical-align="middle" draw:auto-grow-height="false" fo:min-height="2.337cm" fo:min-width="7.251cm"/>
    </style:style>
    <style:style style:name="gr12" style:family="graphic" style:parent-style-name="standard">
      <style:graphic-properties draw:textarea-horizontal-align="justify" draw:textarea-vertical-align="middle" draw:auto-grow-height="false" fo:min-height="2.651cm" fo:min-width="4.8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</style:style>
    <style:style style:name="gr14" style:family="graphic" style:parent-style-name="standard">
      <style:graphic-properties draw:textarea-horizontal-align="justify" draw:textarea-vertical-align="middle" draw:auto-grow-height="false" fo:min-height="2.251cm" fo:min-width="4.854cm"/>
    </style:style>
    <style:style style:name="gr15" style:family="graphic" style:parent-style-name="standard">
      <style:graphic-properties draw:textarea-horizontal-align="justify" draw:textarea-vertical-align="middle" draw:auto-grow-height="false" fo:min-height="1.9cm" fo:min-width="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gr18" style:family="graphic" style:parent-style-name="objectwithoutfill">
      <style:graphic-properties draw:stroke="dash" draw:stroke-dash="Ultrafine_20_Dashed"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3.35cm" fo:min-width="5.584cm"/>
    </style:style>
    <style:style style:name="gr20" style:family="graphic" style:parent-style-name="standard">
      <style:graphic-properties draw:textarea-horizontal-align="justify" draw:textarea-vertical-align="middle" draw:auto-grow-height="false" fo:min-height="3.251cm" fo:min-width="7.226cm"/>
    </style:style>
    <style:style style:name="gr21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textarea-horizontal-align="justify" draw:textarea-vertical-align="middle" draw:auto-grow-height="false" fo:min-height="2.151cm" fo:min-width="4.7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7" draw:id="id7" draw:layer="layout" svg:width="11.6cm" svg:height="3.5cm" svg:x="1.15cm" svg:y="33.682cm">
          <text:p text:style-name="P1">Включить напряжение<text:line-break/>на контактах,<text:line-break/>соответствующих<text:line-break/>сегментам цифры <text:span text:style-name="T1">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g>
          <draw:custom-shape draw:style-name="gr2" draw:text-style-name="P1" xml:id="id1" draw:id="id1" draw:layer="layout" svg:width="5.6cm" svg:height="2.2cm" svg:x="10.65cm" svg:y="0.85cm">
            <text:p text:style-name="P1">Начало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" draw:id="id2" draw:layer="layout" svg:width="7.7cm" svg:height="3.2cm" svg:x="9.6cm" svg:y="4.336cm">
            <text:p text:style-name="P1">Инициализация <text:line-break/>контактов <text:line-break/>платы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onnector draw:style-name="gr4" draw:text-style-name="P2" draw:layer="layout" svg:x1="13.45cm" svg:y1="3.05cm" svg:x2="13.45cm" svg:y2="4.336cm" draw:start-shape="id1" draw:start-glue-point="2" draw:end-shape="id2" draw:end-glue-point="0" svg:d="M13450 3050v1286" svg:viewBox="0 0 1 1287">
            <text:p/>
          </draw:connector>
        </draw:g>
        <draw:g xml:id="id19" draw:id="id19">
          <draw:custom-shape draw:style-name="gr2" draw:text-style-name="P1" xml:id="id4" draw:id="id4" draw:layer="layout" svg:width="5.6cm" svg:height="2.2cm" svg:x="35.4cm" svg:y="48.2cm">
            <text:p text:style-name="P1">Конец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3" draw:id="id3" draw:layer="layout" svg:width="10.9cm" svg:height="4.8cm" svg:x="32.75cm" svg:y="42cm">
            <text:p text:style-name="P1">Включить напряжение<text:line-break/>на контактах,<text:line-break/>соответствующих<text:line-break/>сегментам цифры <text:span text:style-name="T1">0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g>
        <draw:connector draw:style-name="gr4" draw:text-style-name="P2" draw:layer="layout" svg:x1="38.2cm" svg:y1="46.8cm" svg:x2="38.2cm" svg:y2="48.2cm" draw:start-shape="id3" draw:start-glue-point="2" draw:end-shape="id4" draw:end-glue-point="0" svg:d="M38200 46800v1400" svg:viewBox="0 0 1 1401">
          <text:p/>
        </draw:connector>
        <draw:frame draw:style-name="gr6" draw:text-style-name="P3" draw:layer="layout" svg:width="1.685cm" svg:height="1.362cm" svg:x="10.008cm" svg:y="44.25cm">
          <draw:text-box>
            <text:p>Да</text:p>
          </draw:text-box>
        </draw:frame>
        <draw:polygon draw:style-name="gr7" draw:text-style-name="P1" xml:id="id5" draw:id="id5" draw:layer="layout" svg:width="4.634cm" svg:height="2.199cm" svg:x="4.633cm" svg:y="22.504cm" svg:viewBox="0 0 4635 2200" draw:points="485,0 4150,0 4635,437 4635,2200 0,2200 0,437">
          <text:p text:style-name="P1">Цикл i</text:p>
          <text:p text:style-name="P1">От 1 до 1000</text:p>
        </draw:polygon>
        <draw:g xml:id="id10" draw:id="id10">
          <draw:polygon draw:style-name="gr8" draw:text-style-name="P1" draw:layer="layout" svg:width="5.416cm" svg:height="2.752cm" draw:transform="rotate (-3.14159265358979) translate (9.6586411606194cm 50.4498456375839cm)" svg:viewBox="0 0 5417 2753" draw:points="4850,0 566,0 0,548 0,2753 5417,2753 5417,548">
            <text:p/>
          </draw:polygon>
          <draw:frame draw:style-name="gr9" draw:text-style-name="P4" draw:layer="layout" svg:width="5.104cm" svg:height="2.4cm" svg:x="4.398cm" svg:y="47.873cm">
            <draw:text-box>
              <text:p text:style-name="P1">Увеличить<text:line-break/>i на 1</text:p>
              <text:p text:style-name="P1">Цикл i</text:p>
            </draw:text-box>
          </draw:frame>
        </draw:g>
        <draw:custom-shape draw:style-name="gr10" draw:text-style-name="P1" xml:id="id9" draw:id="id9" draw:layer="layout" svg:width="7.4cm" svg:height="4.251cm" svg:x="3.25cm" svg:y="41.959cm">
          <text:p text:style-name="P1">Слово <text:span text:style-name="T1">W</text:span><text:span text:style-name="T2"><text:line-break/></text:span><text:span text:style-name="T2">это «СТОП»</text:span>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6" draw:id="id6" draw:layer="layout" svg:width="7.75cm" svg:height="4.9cm" svg:x="3.075cm" svg:y="26.193cm">
          <text:p text:style-name="P1">Прочесть <text:span text:style-name="T1">i</text:span><text:span text:style-name="T2">-ую</text:span> цифру<text:line-break/>из файла <text:span text:style-name="T1">euler</text:span><text:span text:style-name="T1"><text:line-break/></text:span><text:span text:style-name="T2">в переменную </text:span><text:span text:style-name="T1">R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" xml:id="id8" draw:id="id8" draw:layer="layout" svg:width="8.8cm" svg:height="2.9cm" svg:x="2.55cm" svg:y="38.2cm">
          <text:p text:style-name="P1">Получить слово<text:line-break/>в переменную <text:span text:style-name="T1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6.95cm" svg:y1="24.704cm" svg:x2="6.95cm" svg:y2="26.193cm" draw:start-shape="id5" draw:start-glue-point="2" draw:end-shape="id6" draw:end-glue-point="5" svg:d="M6950 24704v1489" svg:viewBox="0 0 1 1490">
          <text:p/>
        </draw:connector>
        <draw:connector draw:style-name="gr4" draw:text-style-name="P2" draw:layer="layout" svg:x1="6.95cm" svg:y1="31.093cm" svg:x2="6.95cm" svg:y2="33.682cm" draw:start-shape="id6" draw:start-glue-point="7" draw:end-shape="id7" draw:end-glue-point="0" svg:d="M6950 31093v2589" svg:viewBox="0 0 1 2590">
          <text:p/>
        </draw:connector>
        <draw:connector draw:style-name="gr4" draw:text-style-name="P2" draw:layer="layout" svg:x1="6.95cm" svg:y1="37.182cm" svg:x2="6.95cm" svg:y2="38.2cm" draw:start-shape="id7" draw:start-glue-point="2" draw:end-shape="id8" draw:end-glue-point="5" svg:d="M6950 37182v1018" svg:viewBox="0 0 1 1019">
          <text:p/>
        </draw:connector>
        <draw:connector draw:style-name="gr4" draw:text-style-name="P2" draw:layer="layout" svg:x1="6.95cm" svg:y1="41.1cm" svg:x2="6.95cm" svg:y2="41.959cm" draw:start-shape="id8" draw:start-glue-point="8" draw:end-shape="id9" draw:end-glue-point="4" svg:d="M6950 41100v859" svg:viewBox="0 0 1 860">
          <text:p/>
        </draw:connector>
        <draw:connector draw:style-name="gr4" draw:text-style-name="P2" draw:layer="layout" svg:x1="6.95cm" svg:y1="46.21cm" svg:x2="6.95cm" svg:y2="47.697cm" draw:start-shape="id9" draw:start-glue-point="6" draw:end-shape="id10" draw:end-glue-point="0" svg:d="M6950 46210v1487" svg:viewBox="0 0 1 1488">
          <text:p/>
        </draw:connector>
        <draw:frame draw:style-name="gr13" draw:text-style-name="P3" draw:layer="layout" svg:width="1.582cm" svg:height="0.962cm" svg:x="5.159cm" svg:y="46.271cm">
          <draw:text-box>
            <text:p>Нет</text:p>
          </draw:text-box>
        </draw:frame>
        <draw:custom-shape draw:style-name="gr14" draw:text-style-name="P1" xml:id="id11" draw:id="id11" draw:layer="layout" svg:width="8.8cm" svg:height="2.5cm" svg:x="2.55cm" svg:y="12.55cm">
          <text:p text:style-name="P1">Получить слово<text:line-break/>в переменную <text:span text:style-name="T1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" xml:id="id12" draw:id="id12" draw:layer="layout" svg:width="7cm" svg:height="4.3cm" svg:x="3.45cm" svg:y="16.65cm">
          <text:p text:style-name="P1">Слово W<text:line-break/>это «СТАРТ»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6.95cm" svg:y1="15.05cm" svg:x2="6.95cm" svg:y2="16.65cm" draw:start-shape="id11" draw:start-glue-point="8" draw:end-shape="id12" draw:end-glue-point="4" svg:d="M6950 15050v1600" svg:viewBox="0 0 1 1601">
          <text:p/>
        </draw:connector>
        <draw:frame draw:style-name="gr16" draw:text-style-name="P3" draw:layer="layout" svg:width="2cm" svg:height="0.962cm" svg:x="2.35cm" svg:y="17.65cm">
          <draw:text-box>
            <text:p>Нет</text:p>
          </draw:text-box>
        </draw:frame>
        <draw:connector draw:style-name="gr4" draw:text-style-name="P2" draw:layer="layout" svg:x1="3.45cm" svg:y1="18.8cm" svg:x2="3.43cm" svg:y2="13.8cm" draw:start-shape="id12" draw:start-glue-point="5" draw:end-shape="id11" draw:end-glue-point="6" svg:d="M3450 18800h-1401v-5000h1381" svg:viewBox="0 0 1402 5001">
          <text:p/>
        </draw:connector>
        <draw:connector draw:style-name="gr4" draw:text-style-name="P2" draw:layer="layout" svg:x1="6.95cm" svg:y1="20.95cm" svg:x2="6.95cm" svg:y2="22.504cm" draw:start-shape="id12" draw:start-glue-point="6" draw:end-shape="id5" draw:end-glue-point="0" svg:d="M6950 20950v1554" svg:viewBox="0 0 1 1555">
          <text:p/>
        </draw:connector>
        <draw:frame draw:style-name="gr17" draw:text-style-name="P3" draw:layer="layout" svg:width="1.285cm" svg:height="1.662cm" svg:x="5.308cm" svg:y="20.95cm">
          <draw:text-box>
            <text:p>Да</text:p>
          </draw:text-box>
        </draw:frame>
        <draw:connector draw:style-name="gr18" draw:text-style-name="P2" draw:layer="layout" draw:type="curve" svg:x1="16.8cm" svg:y1="22.598cm" svg:x2="10.454cm" svg:y2="13.8cm" draw:start-shape="id13" draw:start-glue-point="6" draw:end-shape="id11" draw:end-glue-point="9" svg:d="M16800 22598c-4836 0-1663-8798-6346-8798" svg:viewBox="0 0 6347 8799">
          <text:p/>
        </draw:connector>
        <draw:connector draw:style-name="gr18" draw:text-style-name="P2" draw:layer="layout" draw:type="curve" draw:line-skew="0.7cm" svg:x1="16.8cm" svg:y1="22.598cm" svg:x2="10.454cm" svg:y2="39.65cm" draw:start-shape="id13" draw:start-glue-point="6" draw:end-shape="id8" draw:end-glue-point="9" svg:d="M16800 22598c-3786 0-613 17052-6346 17052" svg:viewBox="0 0 6347 17053">
          <text:p/>
        </draw:connector>
        <draw:custom-shape draw:style-name="gr19" draw:text-style-name="P1" xml:id="id13" draw:id="id13" draw:layer="layout" svg:width="10cm" svg:height="3.6cm" svg:x="15.8cm" svg:y="20.798cm">
          <text:p text:style-name="P1">Отправить слово <text:span text:style-name="T1">W</text:span><text:line-break/>в другой поток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0" draw:text-style-name="P1" xml:id="id15" draw:id="id15" draw:layer="layout" svg:width="10.1cm" svg:height="3.5cm" svg:x="15.75cm" svg:y="15.998cm">
          <text:p text:style-name="P1">Распознать слово <text:span text:style-name="T1">W</text:span><text:line-break/>из аудио поток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polygon draw:style-name="gr7" draw:text-style-name="P1" xml:id="id14" draw:id="id14" draw:layer="layout" svg:width="4.634cm" svg:height="2.199cm" svg:x="18.483cm" svg:y="12.497cm" svg:viewBox="0 0 4635 2200" draw:points="485,0 4150,0 4635,437 4635,2200 0,2200 0,437">
          <text:p text:style-name="P1">Цикл</text:p>
        </draw:polygon>
        <draw:g xml:id="id16" draw:id="id16">
          <draw:polygon draw:style-name="gr8" draw:text-style-name="P1" draw:layer="layout" svg:width="5.416cm" svg:height="2.752cm" draw:transform="rotate (-3.14159265358979) translate (23.5086411606194cm 28.4498456375839cm)" svg:viewBox="0 0 5417 2753" draw:points="4850,0 566,0 0,548 0,2753 5417,2753 5417,548">
            <text:p/>
          </draw:polygon>
          <draw:frame draw:style-name="gr9" draw:text-style-name="P4" draw:layer="layout" svg:width="5.104cm" svg:height="2.4cm" svg:x="18.248cm" svg:y="25.873cm">
            <draw:text-box>
              <text:p text:style-name="P1"/>
              <text:p text:style-name="P1">Цикл</text:p>
            </draw:text-box>
          </draw:frame>
        </draw:g>
        <draw:connector draw:style-name="gr4" draw:text-style-name="P2" draw:layer="layout" svg:x1="20.8cm" svg:y1="14.697cm" svg:x2="20.8cm" svg:y2="15.998cm" draw:start-shape="id14" draw:start-glue-point="2" draw:end-shape="id15" draw:end-glue-point="0" svg:d="M20800 14697v1301" svg:viewBox="0 0 1 1302">
          <text:p/>
        </draw:connector>
        <draw:connector draw:style-name="gr4" draw:text-style-name="P2" draw:layer="layout" svg:x1="20.8cm" svg:y1="19.498cm" svg:x2="20.8cm" svg:y2="20.798cm" draw:start-shape="id15" draw:start-glue-point="2" draw:end-shape="id13" draw:end-glue-point="5" svg:d="M20800 19498v1300" svg:viewBox="0 0 1 1301">
          <text:p/>
        </draw:connector>
        <draw:connector draw:style-name="gr4" draw:text-style-name="P2" draw:layer="layout" svg:x1="20.8cm" svg:y1="24.398cm" svg:x2="20.8cm" svg:y2="25.697cm" draw:start-shape="id13" draw:start-glue-point="8" draw:end-shape="id16" svg:d="M20800 24398v1299" svg:viewBox="0 0 1 1300">
          <text:p/>
        </draw:connector>
        <draw:g>
          <draw:line draw:style-name="gr21" draw:text-style-name="P2" draw:layer="layout" svg:x1="2.35cm" svg:y1="9.15cm" svg:x2="24.55cm" svg:y2="9.15cm">
            <text:p/>
          </draw:line>
          <draw:line draw:style-name="gr21" draw:text-style-name="P2" draw:layer="layout" svg:x1="2.35cm" svg:y1="9.75cm" svg:x2="24.55cm" svg:y2="9.75cm">
            <text:p/>
          </draw:line>
        </draw:g>
        <draw:line draw:style-name="gr4" draw:text-style-name="P2" draw:layer="layout" svg:x1="6.85cm" svg:y1="9.75cm" svg:x2="6.85cm" svg:y2="12.45cm">
          <text:p/>
        </draw:line>
        <draw:line draw:style-name="gr4" draw:text-style-name="P2" draw:layer="layout" svg:x1="20.75cm" svg:y1="9.75cm" svg:x2="20.75cm" svg:y2="12.45cm">
          <text:p/>
        </draw:line>
        <draw:line draw:style-name="gr4" draw:text-style-name="P2" draw:layer="layout" svg:x1="13.55cm" svg:y1="7.45cm" svg:x2="13.55cm" svg:y2="9.15cm">
          <text:p/>
        </draw:line>
        <draw:custom-shape draw:style-name="gr22" draw:text-style-name="P1" xml:id="id17" draw:id="id17" draw:layer="layout" svg:width="8.6cm" svg:height="2.4cm" svg:x="13.75cm" svg:y="42.9cm">
          <text:p text:style-name="P1">Получить слово<text:line-break/>в переменную <text:span text:style-name="T1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18" draw:id="id18" draw:layer="layout" svg:width="7.4cm" svg:height="4.251cm" svg:x="22.852cm" svg:y="42cm">
          <text:p text:style-name="P1">Слово <text:span text:style-name="T1">W</text:span><text:span text:style-name="T2"><text:line-break/></text:span><text:span text:style-name="T2">это «СБРОС»</text:span>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21.474cm" svg:y1="44.1cm" svg:x2="22.852cm" svg:y2="44.126cm" draw:start-shape="id17" draw:start-glue-point="9" draw:end-shape="id18" draw:end-glue-point="5" svg:d="M21474 44100h1128v26h250" svg:viewBox="0 0 1379 27">
          <text:p/>
        </draw:connector>
        <draw:connector draw:style-name="gr4" draw:text-style-name="P2" draw:layer="layout" svg:x1="26.552cm" svg:y1="46.251cm" svg:x2="18.05cm" svg:y2="45.3cm" draw:start-shape="id18" draw:start-glue-point="6" draw:end-shape="id17" draw:end-glue-point="8" svg:d="M26552 46251v501h-8502v-1452" svg:viewBox="0 0 8503 1453">
          <text:p/>
        </draw:connector>
        <draw:connector draw:style-name="gr4" draw:text-style-name="P2" draw:layer="layout" svg:x1="30.252cm" svg:y1="44.126cm" svg:x2="38.2cm" svg:y2="42cm" draw:start-shape="id18" draw:start-glue-point="7" draw:end-shape="id19" draw:end-glue-point="0" svg:d="M30252 44126h1250v-2627h6698v501" svg:viewBox="0 0 7949 2628">
          <text:p/>
        </draw:connector>
        <draw:frame draw:style-name="gr13" draw:text-style-name="P3" draw:layer="layout" svg:width="1.582cm" svg:height="0.962cm" svg:x="24.75cm" svg:y="45.8cm">
          <draw:text-box>
            <text:p>Нет</text:p>
          </draw:text-box>
        </draw:frame>
        <draw:frame draw:style-name="gr23" draw:text-style-name="P3" draw:layer="layout" svg:width="1.285cm" svg:height="0.962cm" svg:x="30.05cm" svg:y="43.1cm">
          <draw:text-box>
            <text:p>Да</text:p>
          </draw:text-box>
        </draw:frame>
        <draw:connector draw:style-name="gr4" draw:text-style-name="P2" draw:layer="layout" svg:x1="10.65cm" svg:y1="44.085cm" svg:x2="14.61cm" svg:y2="44.1cm" draw:start-shape="id9" draw:start-glue-point="7" draw:end-shape="id17" draw:end-glue-point="6" svg:d="M10650 44085h1551v15h2409" svg:viewBox="0 0 3961 16">
          <text:p/>
        </draw:connector>
        <draw:connector draw:style-name="gr18" draw:text-style-name="P2" draw:layer="layout" draw:type="curve" svg:x1="16.8cm" svg:y1="22.598cm" svg:x2="18.05cm" svg:y2="42.9cm" draw:start-shape="id13" draw:start-glue-point="6" draw:end-shape="id17" draw:end-glue-point="5" svg:d="M16800 22598c-2251 0-1876 5526-1001 7133s2251-706 2251 13169" svg:viewBox="0 0 2936 20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5cm" draw:dots2="1" draw:dots2-length="0.5cm" draw:distance="0.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8cm" fo:page-height="5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9T23:59:57.609914639</dc:date>
    <meta:editing-duration>PT48M36S</meta:editing-duration>
    <meta:editing-cycles>10</meta:editing-cycles>
    <meta:generator>LibreOffice/5.1.6.2$Linux_X86_64 LibreOffice_project/10m0$Build-2</meta:generator>
    <meta:document-statistic meta:object-count="56"/>
  </office:meta>
</office:document-meta>
</file>